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1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7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frame draw:id="id63" presentation:style-name="a362" draw:name="Tytuł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Sortowanie Szybkie</text:span></text:p>
          </draw:text-box>
          <svg:title/>
          <svg:desc/>
        </draw:frame>
        <draw:frame draw:id="id64" presentation:style-name="a365" draw:name="Podtytuł 2" svg:x="1.66667in" svg:y="3.93924in" svg:width="10in" svg:height="1.81076in" presentation:class="subtitle" presentation:placeholder="false">
          <draw:text-box>
            <text:p text:style-name="a364" text:class-names="" text:cond-style-name=""><text:span text:style-name="a363" text:class-names="">Implementacja</text:span></text:p>
          </draw:text-box>
          <svg:title/>
          <svg:desc/>
        </draw:frame>
      </draw:page>
      <draw:page draw:name="Slide4" draw:style-name="a366" draw:master-page-name="Master1-Layout2-obj-Tytuł-i-zawartość" presentation:presentation-page-layout-name="Master1-PPL2" draw:id="Slide-259">
        <draw:frame draw:id="id65" presentation:style-name="a369" draw:name="Tytuł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Specyfikacja</text:span></text:p>
          </draw:text-box>
          <svg:title/>
          <svg:desc/>
        </draw:frame>
        <draw:frame draw:id="id66" presentation:style-name="a396" draw:name="Symbol zastępczy zawartości 2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Dane:</text:span></text:p>
              </text:list-item>
            </text:list>
            <text:list text:style-name="a376">
              <text:list-item>
                <text:p text:style-name="a375" text:class-names="" text:cond-style-name=""><text:span text:style-name="a373" text:class-names="">tab</text:span><text:span text:style-name="a374" text:class-names=""><text:s text:c="1"/>– tablica elementów do posortowania</text:span></text:p>
              </text:list-item>
            </text:list>
            <text:list text:style-name="a380">
              <text:list-item>
                <text:p text:style-name="a379" text:class-names="" text:cond-style-name=""><text:span text:style-name="a377" text:class-names="">p</text:span><text:span text:style-name="a378" text:class-names=""><text:s text:c="1"/>– liczba naturalna, początek sortowanego zakresu</text:span></text:p>
              </text:list-item>
            </text:list>
            <text:list text:style-name="a384">
              <text:list-item>
                <text:p text:style-name="a383" text:class-names="" text:cond-style-name=""><text:span text:style-name="a381" text:class-names="">k</text:span><text:span text:style-name="a382" text:class-names=""><text:s text:c="1"/>– liczba naturalna, koniec sortowanego zakresu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Wynik:</text:span></text:p>
              </text:list-item>
            </text:list>
            <text:list text:style-name="a395">
              <text:list-item>
                <text:p text:style-name="a394" text:class-names="" text:cond-style-name=""><text:span text:style-name="a391" text:class-names="">Posortowana tablica<text:s text:c="1"/></text:span><text:span text:style-name="a392" text:class-names="">tab</text:span><text:span text:style-name="a393" text:class-names=""/></text:p>
              </text:list-item>
            </text:list>
          </draw:text-box>
          <svg:title/>
          <svg:desc/>
        </draw:frame>
      </draw:page>
      <draw:page draw:name="Slide2" draw:style-name="a397" draw:master-page-name="Master1-Layout2-obj-Tytuł-i-zawartość" presentation:presentation-page-layout-name="Master1-PPL2" draw:id="Slide-257">
        <draw:frame draw:id="id67" presentation:style-name="a400" draw:name="Tytuł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8" text:class-names="">Algorytm</text:span></text:p>
          </draw:text-box>
          <svg:title/>
          <svg:desc/>
        </draw:frame>
        <draw:frame draw:id="id68" presentation:style-name="a420" draw:name="Symbol zastępczy zawartości 2" svg:x="0.91667in" svg:y="1.99653in" svg:width="11.5in" svg:height="4.75868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>Algorytm możemy podzielić na cztery części: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Sprawdzenie warunku rekurencji</text:span></text:p>
              </text:list-item>
            </text:list>
            <text:list text:style-name="a411">
              <text:list-item>
                <text:p text:style-name="a410" text:class-names="" text:cond-style-name=""><text:span text:style-name="a407" text:class-names="">Wybór wartości dzielącej (</text:span><text:span text:style-name="a408" text:class-names="">pivot</text:span><text:span text:style-name="a409" text:class-names="">)</text:span></text:p>
              </text:list-item>
            </text:list>
            <text:list text:style-name="a416">
              <text:list-item>
                <text:p text:style-name="a415" text:class-names="" text:cond-style-name=""><text:span text:style-name="a412" text:class-names="">Uporządkowanie elementów (względem wartości<text:s text:c="1"/></text:span><text:span text:style-name="a413" text:class-names="">pivot</text:span><text:span text:style-name="a414" text:class-names="">):<text:line-break/>mniejsze na lewo, większe na prawo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Wywołania rekurencyjne</text:span></text:p>
              </text:list-item>
            </text:list>
          </draw:text-box>
          <svg:title/>
          <svg:desc/>
        </draw:frame>
      </draw:page>
      <draw:page draw:name="Slide3" draw:style-name="a421" draw:master-page-name="Master1-Layout2-obj-Tytuł-i-zawartość" presentation:presentation-page-layout-name="Master1-PPL2" draw:id="Slide-258">
        <draw:frame draw:id="id69" presentation:style-name="a424" draw:name="Tytuł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2" text:class-names="">Sprawdzenie warunku rekurencji</text:span></text:p>
          </draw:text-box>
          <svg:title/>
          <svg:desc/>
        </draw:frame>
        <draw:frame draw:id="id70" presentation:style-name="a438" draw:name="Symbol zastępczy zawartości 2" svg:x="0.91667in" svg:y="1.99653in" svg:width="11.5in" svg:height="4.75868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Wywołanie rekurencyjne należy zakończyć, gdy nie ma czego sortować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Jeżeli w podanym zakresie znajduje się tylko jeden element, jest on już posortowany z założenia (p == k)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Jeżeli koniec zakresu znajduje się przed początkiem, zakres sortowania jest pusty (p &gt; k)</text:span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Ogólny warunek:<text:s text:c="1"/></text:span><text:span text:style-name="a435" text:class-names="">p &gt;= k</text:span></text:p>
              </text:list-item>
            </text:list>
          </draw:text-box>
          <svg:title/>
          <svg:desc/>
        </draw:frame>
      </draw:page>
      <draw:page draw:name="Slide5" draw:style-name="a439" draw:master-page-name="Master1-Layout2-obj-Tytuł-i-zawartość" presentation:presentation-page-layout-name="Master1-PPL2" draw:id="Slide-260">
        <draw:frame draw:id="id71" presentation:style-name="a442" draw:name="Tytuł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40" text:class-names="">Wybór wartości dzielącej</text:span></text:p>
          </draw:text-box>
          <svg:title/>
          <svg:desc/>
        </draw:frame>
        <draw:frame draw:id="id72" presentation:style-name="a465" draw:name="Symbol zastępczy zawartości 2" svg:x="0.91667in" svg:y="1.99653in" svg:width="11.5in" svg:height="4.75868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3" text:class-names="">Istnieje wiele metod wyboru wartości dzielącej</text:span></text:p>
              </text:list-item>
            </text:list>
            <text:list text:style-name="a450">
              <text:list-item>
                <text:p text:style-name="a449" text:class-names="" text:cond-style-name=""><text:span text:style-name="a446" text:class-names="">Na początek przyjmijmy jako<text:s text:c="1"/></text:span><text:span text:style-name="a447" text:class-names="">pivot</text:span><text:span text:style-name="a448" text:class-names=""><text:s text:c="1"/>wartość środkowego elementu z sortowanego zakresu</text:span></text:p>
              </text:list-item>
            </text:list>
            <text:list text:style-name="a456">
              <text:list-item>
                <text:p text:style-name="a455" text:class-names="" text:cond-style-name=""><text:span text:style-name="a451" text:class-names="">Najpierw musimy policzyć, gdzie w tablicy znajduje się środkowy element:<text:s text:c="1"/></text:span><text:span text:style-name="a452" text:class-names="">(</text:span><text:span text:style-name="a453" text:class-names="">p+k</text:span><text:span text:style-name="a454" text:class-names="">)/2</text:span></text:p>
              </text:list-item>
            </text:list>
            <text:list text:style-name="a464">
              <text:list-item>
                <text:p text:style-name="a463" text:class-names="" text:cond-style-name=""><text:span text:style-name="a457" text:class-names="">pivot</text:span><text:span text:style-name="a458" text:class-names=""><text:s text:c="1"/>:=<text:s text:c="1"/></text:span><text:span text:style-name="a459" text:class-names="">tab</text:span><text:span text:style-name="a460" text:class-names="">[(</text:span><text:span text:style-name="a461" text:class-names="">p+k</text:span><text:span text:style-name="a462" text:class-names="">)/2]</text:span></text:p>
              </text:list-item>
            </text:list>
          </draw:text-box>
          <svg:title/>
          <svg:desc/>
        </draw:frame>
      </draw:page>
      <draw:page draw:name="Slide6" draw:style-name="a466" draw:master-page-name="Master1-Layout2-obj-Tytuł-i-zawartość" presentation:presentation-page-layout-name="Master1-PPL2" draw:id="Slide-261">
        <draw:frame draw:id="id73" presentation:style-name="a469" draw:name="Tytuł 1" svg:x="0.91667in" svg:y="0.39931in" svg:width="11.5in" svg:height="1.44965in" presentation:class="title" presentation:placeholder="false">
          <draw:text-box>
            <text:p text:style-name="a468" text:class-names="" text:cond-style-name=""><text:span text:style-name="a467" text:class-names="">Uporządkowanie elementów</text:span></text:p>
          </draw:text-box>
          <svg:title/>
          <svg:desc/>
        </draw:frame>
        <draw:frame draw:id="id74" presentation:style-name="a494" draw:name="Symbol zastępczy zawartości 2" svg:x="0.91667in" svg:y="1.99653in" svg:width="11.5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Ta część algorytmu składa się z kilku kroków: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Utworzenie indeksów i, j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Pętla główna: warunek na indeksy</text:span></text:p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Pętla zagnieżdżona: szukanie elementu niepasującego po lewej stronie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Pętla zagnieżdżona: szukanie elementu niepasującego po prawej stronie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prawdzenie warunku na indeksy i ewentualne wyjście z pętli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Zamiana elementów miejscami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Zwiększenie indeksów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495" draw:master-page-name="Master1-Layout2-obj-Tytuł-i-zawartość" presentation:presentation-page-layout-name="Master1-PPL2" draw:id="Slide-264">
        <draw:frame draw:id="id75" presentation:style-name="a498" draw:name="Tytuł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6" text:class-names="">Uporządkowanie elementów<text:line-break/>Utworzenie indeksów</text:span></text:p>
          </draw:text-box>
          <svg:title/>
          <svg:desc/>
        </draw:frame>
        <draw:frame draw:id="id76" presentation:style-name="a524" draw:name="Symbol zastępczy zawartości 2" svg:x="0.91667in" svg:y="1.99653in" svg:width="11.5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499" text:class-names="">Tworzymy dwie zmienne:</text:span><text:span text:style-name="a500" text:class-names=""><text:s text:c="1"/>i</text:span><text:span text:style-name="a501" text:class-names="">,</text:span><text:span text:style-name="a502" text:class-names=""><text:s text:c="1"/>j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Będą one indeksami służącymi do poruszania się po tablicy</text:span></text:p>
              </text:list-item>
            </text:list>
            <text:list text:style-name="a512">
              <text:list-item>
                <text:p text:style-name="a511" text:class-names="" text:cond-style-name=""><text:span text:style-name="a508" text:class-names="">Zmienna<text:s text:c="1"/></text:span><text:span text:style-name="a509" text:class-names="">i</text:span><text:span text:style-name="a510" text:class-names=""><text:s text:c="1"/>oznacza indeks z lewej strony: zaczynamy więc od początku sortowanego zakresu</text:span></text:p>
              </text:list-item>
            </text:list>
            <text:list text:style-name="a517">
              <text:list-item>
                <text:p text:style-name="a516" text:class-names="" text:cond-style-name=""><text:span text:style-name="a513" text:class-names="">Zmienna<text:s text:c="1"/></text:span><text:span text:style-name="a514" text:class-names="">j</text:span><text:span text:style-name="a515" text:class-names=""><text:s text:c="1"/>oznacza indeks z prawej strony: zaczynamy więc od końca sortowanego zakresu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i := p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j := k</text:span></text:p>
              </text:list-item>
            </text:list>
          </draw:text-box>
          <svg:title/>
          <svg:desc/>
        </draw:frame>
      </draw:page>
      <draw:page draw:name="Slide10" draw:style-name="a525" draw:master-page-name="Master1-Layout2-obj-Tytuł-i-zawartość" presentation:presentation-page-layout-name="Master1-PPL2" draw:id="Slide-265">
        <draw:frame draw:id="id77" presentation:style-name="a528" draw:name="Tytuł 1" svg:x="0.91667in" svg:y="0.39931in" svg:width="11.5in" svg:height="1.44965in" presentation:class="title" presentation:placeholder="false">
          <draw:text-box>
            <text:p text:style-name="a527" text:class-names="" text:cond-style-name=""><text:span text:style-name="a526" text:class-names="">Uporządkowanie elementów<text:line-break/>Pętla główna</text:span></text:p>
          </draw:text-box>
          <svg:title/>
          <svg:desc/>
        </draw:frame>
        <draw:frame draw:id="id78" presentation:style-name="a548" draw:name="Symbol zastępczy zawartości 2" svg:x="0.91667in" svg:y="1.99653in" svg:width="11.5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Po ustaleniu indeksów należy przemieścić elementy mniejsze na lewo, a większe na prawo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W tym celu będziemy w pętli wykonywać następujące operacje: znalezienie elementu większego po lewej stronie, znalezienie elementu mniejszego po prawej stronie i zamiana ich miejscami</text:span></text:p>
              </text:list-item>
            </text:list>
            <text:list text:style-name="a540">
              <text:list-item>
                <text:p text:style-name="a539" text:class-names="" text:cond-style-name=""><text:span text:style-name="a535" text:class-names="">Do szukania elementów i przechodzenia po tablicy posłużą nam indeksy<text:s text:c="1"/></text:span><text:span text:style-name="a536" text:class-names="">i</text:span><text:span text:style-name="a537" text:class-names="">,<text:s text:c="1"/></text:span><text:span text:style-name="a538" text:class-names="">j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Operacje będziemy wykonywać tak długo, aż indeksy się nie „miną”</text:span></text:p>
              </text:list-item>
            </text:list>
            <text:list text:style-name="a547">
              <text:list-item>
                <text:p text:style-name="a546" text:class-names="" text:cond-style-name=""><text:span text:style-name="a544" text:class-names="">Warunek pętli:<text:s text:c="1"/></text:span><text:span text:style-name="a545" text:class-names="">i &lt;= j</text:span></text:p>
              </text:list-item>
            </text:list>
          </draw:text-box>
          <svg:title/>
          <svg:desc/>
        </draw:frame>
      </draw:page>
      <draw:page draw:name="Slide11" draw:style-name="a549" draw:master-page-name="Master1-Layout2-obj-Tytuł-i-zawartość" presentation:presentation-page-layout-name="Master1-PPL2" draw:id="Slide-266">
        <draw:frame draw:id="id79" presentation:style-name="a554" draw:name="Tytuł 1" svg:x="0.91667in" svg:y="0.39931in" svg:width="11.5in" svg:height="1.44965in" presentation:class="title" presentation:placeholder="false">
          <draw:text-box>
            <text:p text:style-name="a553" text:class-names="" text:cond-style-name=""><text:span text:style-name="a550" text:class-names="">Uporządkowanie elementów<text:line-break/></text:span><text:span text:style-name="a551" text:class-names="">Szukanie elementu niepasującego po lewej stronie</text:span><text:span text:style-name="a552" text:class-names=""/></text:p>
          </draw:text-box>
          <svg:title/>
          <svg:desc/>
        </draw:frame>
        <draw:frame draw:id="id80" presentation:style-name="a579" draw:name="Symbol zastępczy zawartości 2" svg:x="0.91667in" svg:y="1.99653in" svg:width="11.5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5" text:class-names="">Poruszając się po tablicy za pomocą indeksu<text:s text:c="1"/></text:span><text:span text:style-name="a556" text:class-names="">i</text:span><text:span text:style-name="a557" text:class-names=""><text:s text:c="1"/>szukamy elementu niepasującego po lewej stronie</text:span></text:p>
              </text:list-item>
            </text:list>
            <text:list text:style-name="a566">
              <text:list-item>
                <text:p text:style-name="a565" text:class-names="" text:cond-style-name=""><text:span text:style-name="a560" text:class-names="">Czyli takiego, którego wartość<text:s text:c="1"/></text:span><text:span text:style-name="a561" text:class-names="">nie jest</text:span><text:span text:style-name="a562" text:class-names=""><text:s text:c="1"/>mniejsza od wartości<text:s text:c="1"/></text:span><text:span text:style-name="a563" text:class-names="">pivot</text:span><text:span text:style-name="a564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7" text:class-names="">Innymi słowy idziemy w prawo, dopóki elementy pasują, tzn. są mniejsze od wartości<text:s text:c="1"/></text:span><text:span text:style-name="a568" text:class-names="">pivot</text:span><text:span text:style-name="a569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2" text:class-names="">Warunek pętli:<text:s text:c="1"/></text:span><text:span text:style-name="a573" text:class-names="">tab</text:span><text:span text:style-name="a574" text:class-names="">[i] &lt;<text:s text:c="1"/></text:span><text:span text:style-name="a575" text:class-names="">pivot</text:span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2-obj-Tytuł-i-zawartość" presentation:presentation-page-layout-name="Master1-PPL2" draw:id="Slide-267">
        <draw:frame draw:id="id81" presentation:style-name="a584" draw:name="Tytuł 1" svg:x="0.91667in" svg:y="0.39931in" svg:width="11.5in" svg:height="1.44965in" presentation:class="title" presentation:placeholder="false">
          <draw:text-box>
            <text:p text:style-name="a583" text:class-names="" text:cond-style-name=""><text:span text:style-name="a581" text:class-names="">Uporządkowanie elementów<text:line-break/>Szukanie elementu niepasującego po prawej stronie</text:span><text:span text:style-name="a582" text:class-names=""/></text:p>
          </draw:text-box>
          <svg:title/>
          <svg:desc/>
        </draw:frame>
        <draw:frame draw:id="id82" presentation:style-name="a609" draw:name="Symbol zastępczy zawartości 2" svg:x="0.91667in" svg:y="1.99653in" svg:width="11.5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5" text:class-names="">Poruszając się po tablicy za pomocą indeksu<text:s text:c="1"/></text:span><text:span text:style-name="a586" text:class-names="">j</text:span><text:span text:style-name="a587" text:class-names=""><text:s text:c="1"/>szukamy elementu niepasującego po prawej stronie</text:span></text:p>
              </text:list-item>
            </text:list>
            <text:list text:style-name="a596">
              <text:list-item>
                <text:p text:style-name="a595" text:class-names="" text:cond-style-name=""><text:span text:style-name="a590" text:class-names="">Czyli takiego, którego wartość<text:s text:c="1"/></text:span><text:span text:style-name="a591" text:class-names="">nie jest</text:span><text:span text:style-name="a592" text:class-names=""><text:s text:c="1"/>większa od wartości<text:s text:c="1"/></text:span><text:span text:style-name="a593" text:class-names="">pivot</text:span><text:span text:style-name="a594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7" text:class-names="">Innymi słowy idziemy w lewo, dopóki elementy pasują, tzn. są większe od wartości<text:s text:c="1"/></text:span><text:span text:style-name="a598" text:class-names="">pivot</text:span><text:span text:style-name="a599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2" text:class-names="">Warunek pętli:<text:s text:c="1"/></text:span><text:span text:style-name="a603" text:class-names="">tab</text:span><text:span text:style-name="a604" text:class-names="">[j] &gt;<text:s text:c="1"/></text:span><text:span text:style-name="a605" text:class-names="">pivot</text:span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2-obj-Tytuł-i-zawartość" presentation:presentation-page-layout-name="Master1-PPL2" draw:id="Slide-268">
        <draw:frame draw:id="id83" presentation:style-name="a613" draw:name="Tytuł 1" svg:x="0.91667in" svg:y="0.39931in" svg:width="11.5in" svg:height="1.44965in" presentation:class="title" presentation:placeholder="false">
          <draw:text-box>
            <text:p text:style-name="a612" text:class-names="" text:cond-style-name=""><text:span text:style-name="a611" text:class-names="">Uporządkowanie elementów<text:line-break/>Sprawdzenie warunku na indeksy</text:span></text:p>
          </draw:text-box>
          <svg:title/>
          <svg:desc/>
        </draw:frame>
        <draw:frame draw:id="id84" presentation:style-name="a632" draw:name="Symbol zastępczy zawartości 2" svg:x="0.91667in" svg:y="1.99653in" svg:width="11.5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Po przemieszczeniu się po tablicy i zmianie wartości indeksów należy sprawdzić, czy się one nie „minęły”</text:span></text:p>
              </text:list-item>
            </text:list>
            <text:list text:style-name="a622">
              <text:list-item>
                <text:p text:style-name="a621" text:class-names="" text:cond-style-name=""><text:span text:style-name="a617" text:class-names="">Tzn. sprawdzamy, czy nadal indeks<text:s text:c="1"/></text:span><text:span text:style-name="a618" text:class-names="">i</text:span><text:span text:style-name="a619" text:class-names=""><text:s text:c="1"/>znajduje się na lewo (lub jest równy) od indeksu<text:s text:c="1"/></text:span><text:span text:style-name="a620" text:class-names="">j</text:span></text:p>
              </text:list-item>
            </text:list>
            <text:list text:style-name="a627">
              <text:list-item>
                <text:p text:style-name="a626" text:class-names="" text:cond-style-name=""><text:span text:style-name="a623" text:class-names="">Jeżeli tak<text:s text:c="1"/></text:span><text:span text:style-name="a624" text:class-names="">nie jest</text:span><text:span text:style-name="a625" text:class-names="">, to wychodzimy z pętli</text:span></text:p>
              </text:list-item>
            </text:list>
            <text:list text:style-name="a631">
              <text:list-item>
                <text:p text:style-name="a630" text:class-names="" text:cond-style-name=""><text:span text:style-name="a628" text:class-names="">Warunek:<text:s text:c="1"/></text:span><text:span text:style-name="a629" text:class-names="">i &gt; j</text:span></text:p>
              </text:list-item>
            </text:list>
          </draw:text-box>
          <svg:title/>
          <svg:desc/>
        </draw:frame>
      </draw:page>
      <draw:page draw:name="Slide14" draw:style-name="a633" draw:master-page-name="Master1-Layout2-obj-Tytuł-i-zawartość" presentation:presentation-page-layout-name="Master1-PPL2" draw:id="Slide-269">
        <draw:frame draw:id="id85" presentation:style-name="a636" draw:name="Tytuł 1" svg:x="0.91667in" svg:y="0.39931in" svg:width="11.5in" svg:height="1.44965in" presentation:class="title" presentation:placeholder="false">
          <draw:text-box>
            <text:p text:style-name="a635" text:class-names="" text:cond-style-name=""><text:span text:style-name="a634" text:class-names="">Uporządkowanie elementów<text:line-break/>Zamiana elementów miejscami</text:span></text:p>
          </draw:text-box>
          <svg:title/>
          <svg:desc/>
        </draw:frame>
        <draw:frame draw:id="id86" presentation:style-name="a649" draw:name="Symbol zastępczy zawartości 2" svg:x="0.91667in" svg:y="1.99653in" svg:width="11.5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Gdy znaleźliśmy elementy niepasujące zarówno po lewej jak i prawej stronie tablicy, to zamieniamy je miejscami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W ten sposób utrzymamy porządek: mniejsze na lewo, większe na prawo</text:span></text:p>
              </text:list-item>
            </text:list>
            <text:list text:style-name="a648">
              <text:list-item>
                <text:p text:style-name="a647" text:class-names="" text:cond-style-name=""><text:span text:style-name="a643" text:class-names="">Zamieniamy miejscami elementy tablicy wskazywane przez indeksy<text:s text:c="1"/></text:span><text:span text:style-name="a644" text:class-names="">i</text:span><text:span text:style-name="a645" text:class-names="">,<text:s text:c="1"/></text:span><text:span text:style-name="a646" text:class-names="">j</text:span></text:p>
              </text:list-item>
            </text:list>
          </draw:text-box>
          <svg:title/>
          <svg:desc/>
        </draw:frame>
      </draw:page>
      <draw:page draw:name="Slide15" draw:style-name="a650" draw:master-page-name="Master1-Layout2-obj-Tytuł-i-zawartość" presentation:presentation-page-layout-name="Master1-PPL2" draw:id="Slide-270">
        <draw:frame draw:id="id87" presentation:style-name="a653" draw:name="Tytuł 1" svg:x="0.91667in" svg:y="0.39931in" svg:width="11.5in" svg:height="1.44965in" presentation:class="title" presentation:placeholder="false">
          <draw:text-box>
            <text:p text:style-name="a652" text:class-names="" text:cond-style-name=""><text:span text:style-name="a651" text:class-names="">Uporządkowanie elementów<text:line-break/>Zwiększenie indeksów</text:span></text:p>
          </draw:text-box>
          <svg:title/>
          <svg:desc/>
        </draw:frame>
        <draw:frame draw:id="id88" presentation:style-name="a667" draw:name="Symbol zastępczy zawartości 2" svg:x="0.91667in" svg:y="1.99653in" svg:width="11.5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Po zamianie elementów miejscami należy przesunąć indeksy na kolejne pola tak, aby w kolejnym przebiegu pętli sprawdzać nowe elementy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Jeżeli tego nie zrobimy, algorytm może się zapętlić</text:span></text:p>
              </text:list-item>
            </text:list>
            <text:list text:style-name="a666">
              <text:list-item>
                <text:p text:style-name="a665" text:class-names="" text:cond-style-name=""><text:span text:style-name="a660" text:class-names="">Przesuwamy indeksy w odpowiednią stronę:<text:s text:c="1"/></text:span><text:span text:style-name="a661" text:class-names="">i</text:span><text:span text:style-name="a662" text:class-names=""><text:s text:c="1"/>w prawo, a<text:s text:c="1"/></text:span><text:span text:style-name="a663" text:class-names="">j</text:span><text:span text:style-name="a664" text:class-names=""><text:s text:c="1"/>w lewo</text:span></text:p>
              </text:list-item>
            </text:list>
          </draw:text-box>
          <svg:title/>
          <svg:desc/>
        </draw:frame>
      </draw:page>
      <draw:page draw:name="Slide16" draw:style-name="a668" draw:master-page-name="Master1-Layout2-obj-Tytuł-i-zawartość" presentation:presentation-page-layout-name="Master1-PPL2" draw:id="Slide-271">
        <draw:frame draw:id="id89" presentation:style-name="a671" draw:name="Tytuł 1" svg:x="0.91667in" svg:y="0.39931in" svg:width="11.5in" svg:height="1.44965in" presentation:class="title" presentation:placeholder="false">
          <draw:text-box>
            <text:p text:style-name="a670" text:class-names="" text:cond-style-name=""><text:span text:style-name="a669" text:class-names="">Uporządkowanie elementów<text:line-break/>Podsumowanie</text:span></text:p>
          </draw:text-box>
          <svg:title/>
          <svg:desc/>
        </draw:frame>
        <draw:frame draw:id="id90" presentation:style-name="a720" draw:name="Symbol zastępczy zawartości 2" svg:x="0.91667in" svg:y="1.99653in" svg:width="11.5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i := p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j := k</text:span></text:p>
              </text:list-item>
            </text:list>
            <text:list text:style-name="a682">
              <text:list-item>
                <text:p text:style-name="a681" text:class-names="" text:cond-style-name=""><text:span text:style-name="a678" text:class-names="">Dopóki<text:s text:c="1"/></text:span><text:span text:style-name="a679" text:class-names="">i &lt;= j</text:span><text:span text:style-name="a680" text:class-names="">, wykonuj:</text:span></text:p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3" text:class-names="">Dopóki<text:s text:c="1"/></text:span><text:span text:style-name="a684" text:class-names="">tab</text:span><text:span text:style-name="a685" text:class-names="">[i]&lt;</text:span><text:span text:style-name="a686" text:class-names="">pivot</text:span><text:span text:style-name="a687" text:class-names="">, wykonuj:<text:s text:c="1"/></text:span><text:span text:style-name="a688" text:class-names="">i++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1" text:class-names="">Dopóki<text:s text:c="1"/></text:span><text:span text:style-name="a692" text:class-names="">tab</text:span><text:span text:style-name="a693" text:class-names="">[j]&gt;</text:span><text:span text:style-name="a694" text:class-names="">pivot</text:span><text:span text:style-name="a695" text:class-names="">, wykonuj:<text:s text:c="1"/></text:span><text:span text:style-name="a696" text:class-names="">j--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699" text:class-names="">Jeżeli<text:s text:c="1"/></text:span><text:span text:style-name="a700" text:class-names="">i &gt; j</text:span><text:span text:style-name="a701" text:class-names="">, to<text:s text:c="1"/></text:span><text:span text:style-name="a702" text:class-names="">wyjdź z pętli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05" text:class-names="">Zamień</text:span><text:span text:style-name="a706" text:class-names=""><text:s text:c="1"/>miejscami<text:s text:c="1"/></text:span><text:span text:style-name="a707" text:class-names="">tab</text:span><text:span text:style-name="a708" text:class-names="">[i]</text:span><text:span text:style-name="a709" text:class-names="">,<text:s text:c="1"/></text:span><text:span text:style-name="a710" text:class-names="">tab</text:span><text:span text:style-name="a711" text:class-names="">[j]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i++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j--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721" draw:master-page-name="Master1-Layout2-obj-Tytuł-i-zawartość" presentation:presentation-page-layout-name="Master1-PPL2" draw:id="Slide-262">
        <draw:frame draw:id="id91" presentation:style-name="a724" draw:name="Tytuł 1" svg:x="0.91667in" svg:y="0.39931in" svg:width="11.5in" svg:height="1.44965in" presentation:class="title" presentation:placeholder="false">
          <draw:text-box>
            <text:p text:style-name="a723" text:class-names="" text:cond-style-name=""><text:span text:style-name="a722" text:class-names="">Wywołania rekurencyjne</text:span></text:p>
          </draw:text-box>
          <svg:title/>
          <svg:desc/>
        </draw:frame>
        <draw:frame draw:id="id92" presentation:style-name="a747" draw:name="Symbol zastępczy zawartości 2" svg:x="0.91667in" svg:y="1.99653in" svg:width="11.5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Pozostały nam do posortowania dwie części tablicy: lewa i prawa</text:span></text:p>
              </text:list-item>
            </text:list>
            <text:list text:style-name="a734">
              <text:list-item>
                <text:p text:style-name="a733" text:class-names="" text:cond-style-name=""><text:span text:style-name="a728" text:class-names="">Podział określają wartości<text:s text:c="1"/></text:span><text:span text:style-name="a729" text:class-names="">i</text:span><text:span text:style-name="a730" text:class-names=""><text:s text:c="1"/>oraz<text:s text:c="1"/></text:span><text:span text:style-name="a731" text:class-names="">j</text:span><text:span text:style-name="a732" text:class-names="">, obliczone w poprzednim kroku</text:span></text:p>
              </text:list-item>
            </text:list>
            <text:list text:style-name="a740">
              <text:list-item>
                <text:p text:style-name="a739" text:class-names="" text:cond-style-name=""><text:span text:style-name="a735" text:class-names="">Lewy zakres:<text:s text:c="1"/></text:span><text:span text:style-name="a736" text:class-names="">[</text:span><text:span text:style-name="a737" text:class-names="">p,j</text:span><text:span text:style-name="a738" text:class-names="">]</text:span></text:p>
              </text:list-item>
            </text:list>
            <text:list text:style-name="a746">
              <text:list-item>
                <text:p text:style-name="a745" text:class-names="" text:cond-style-name=""><text:span text:style-name="a741" text:class-names="">Prawy zakres:<text:s text:c="1"/></text:span><text:span text:style-name="a742" text:class-names="">[</text:span><text:span text:style-name="a743" text:class-names="">i,k</text:span><text:span text:style-name="a744" text:class-names="">]</text:span></text:p>
              </text:list-item>
            </text:list>
          </draw:text-box>
          <svg:title/>
          <svg:desc/>
        </draw:frame>
      </draw:page>
      <draw:page draw:name="Slide8" draw:style-name="a748" draw:master-page-name="Master1-Layout2-obj-Tytuł-i-zawartość" presentation:presentation-page-layout-name="Master1-PPL2" draw:id="Slide-263">
        <draw:frame draw:id="id93" presentation:style-name="a749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94" presentation:style-name="a753" draw:name="Symbol zastępczy zawartości 2" svg:x="0.91667in" svg:y="1.99653in" svg:width="11.5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Uwagi: zaznaczyć na lekcji poprzedniej, że wartości i, j po przenoszeniu elementów określają nowy podział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2.10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2.10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2.10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2.10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2.10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2.10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2.10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2.10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2.10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2.10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2.10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2.10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rtowanie Szybkie</dc:title>
    <meta:initial-creator>Damian Kurpiewski</meta:initial-creator>
    <dc:creator>Damian Kurpiewski</dc:creator>
    <meta:creation-date>2018-10-01T00:04:50Z</meta:creation-date>
    <dc:date>2018-11-10T18:46:37Z</dc:date>
    <meta:editing-cycles>8</meta:editing-cycles>
    <meta:editing-duration>PT4447S</meta:editing-duration>
    <meta:document-statistic meta:paragraph-count="87" meta:word-count="709"/>
  </office:meta>
</office:document-meta>
</file>